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6456" officeooo:paragraph-rsid="00216456"/>
    </style:style>
    <style:style style:name="P2" style:family="paragraph" style:parent-style-name="Standard">
      <style:paragraph-properties fo:text-align="end" style:justify-single-word="false"/>
      <style:text-properties officeooo:rsid="00216456" officeooo:paragraph-rsid="00216456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216456" officeooo:paragraph-rsid="00216456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23e57b" officeooo:paragraph-rsid="0023e57b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3e58e" officeooo:paragraph-rsid="0023e58e"/>
    </style:style>
    <style:style style:name="T1" style:family="text">
      <style:text-properties officeooo:rsid="002193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tBB</text:p>
      <text:p text:style-name="P2">Daniele Parmeggiani for Doxee, 13/07/2016</text:p>
      <text:p text:style-name="P1"/>
      <text:p text:style-name="P1"/>
      <text:p text:style-name="P1">The program tBB has to/is supposed to:</text:p>
      <text:list xml:id="list2918395959415700174" text:style-name="L2">
        <text:list-item>
          <text:p text:style-name="P3">Discover every up host in a network. Use different discovery mechanisms in order to ensure the host isn't hiding from a specific mechanism.</text:p>
        </text:list-item>
        <text:list-item>
          <text:p text:style-name="P3">Keep track of the hosts over time with repeated refreshes of the network status.</text:p>
        </text:list-item>
        <text:list-item>
          <text:p text:style-name="P3">Not congest the network.</text:p>
        </text:list-item>
        <text:list-item>
          <text:p text:style-name="P4">Discover hosts within a reasonable time.</text:p>
        </text:list-item>
        <text:list-item>
          <text:p text:style-name="P3">Provide a way to handle service downtime (e.g.: power loss) consistently between sessions.</text:p>
        </text:list-item>
        <text:list-item>
          <text:p text:style-name="P3">Provide services that can interact with end-users to let know of <text:span text:style-name="T1">suspect activity on the network.</text:span></text:p>
        </text:list-item>
        <text:list-item>
          <text:p text:style-name="P3">Provide a way to interact with it. Either by a command line interface or by a graphical interface or both.</text:p>
        </text:list-item>
        <text:list-item>
          <text:p text:style-name="P5">Not being unresponsive while scanning the network in order to be ready to serve user request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1:09:02.577328941</meta:creation-date>
    <meta:generator>LibreOffice/5.0.3.2$Linux_X86_64 LibreOffice_project/00m0$Build-2</meta:generator>
    <dc:date>2016-07-13T11:31:35.882412802</dc:date>
    <meta:editing-duration>PT6M32S</meta:editing-duration>
    <meta:editing-cycles>6</meta:editing-cycles>
    <meta:document-statistic meta:table-count="0" meta:image-count="0" meta:object-count="0" meta:page-count="1" meta:paragraph-count="11" meta:word-count="135" meta:character-count="777" meta:non-whitespace-character-count="661"/>
  </office:meta>
</office:document-meta>
</file>